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style="italic" style:font-size-asian="10.5pt" style:font-style-asian="italic" style:font-size-complex="12pt" style:font-style-complex="italic"/>
    </style:style>
    <style:style style:name="T5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imx6 linux BSP porting:-</text:p>
      <text:p text:style-name="Standard"/>
      <text:p text:style-name="Standard"><text:tab/>=&gt; <text:s/>In the u-boot source code, you make compilation. </text:p>
      <text:p text:style-name="Standard"><text:tab/><text:tab/><text:span text:style-name="T2">export ARCH=arm</text:span> <text:s/>// arm architecture</text:p>
      <text:p text:style-name="Standard"/>
      <text:p text:style-name="Standard"><text:tab/>=&gt; set freescale cross compiler path</text:p>
      <text:p text:style-name="Standard"><text:tab/><text:tab/><text:span text:style-name="T2">export CROSS_COMPILE =</text:span> //path to toolchain</text:p>
      <text:p text:style-name="Standard"/>
      <text:p text:style-name="Standard"><text:tab/>=&gt; select the board file</text:p>
      <text:p text:style-name="Standard"><text:span text:style-name="T1"><text:tab/><text:tab/></text:span><text:span text:style-name="T2">make &lt;board&gt;_config</text:span><text:tab/>// mention the board name, this config file is there in <text:tab/><text:tab/>include/configs/mx6sabresd.h <text:s text:c="2"/>Cross check seted config file in include/config.h</text:p>
      <text:p text:style-name="Standard"/>
      <text:p text:style-name="Standard"><text:tab/>=&gt; <text:span text:style-name="T2">make</text:span></text:p>
      <text:p text:style-name="Standard"/>
      <text:p text:style-name="Standard">Note:-</text:p>
      <text:list xml:id="list2067782168" text:style-name="L1">
        <text:list-item>
          <text:list>
            <text:list-item>
              <text:list>
                <text:list-item>
                  <text:p text:style-name="P3">u-boot level IOMUX configuration did in board/freescale/sabresd/mx6sabresd.c</text:p>
                  <text:p text:style-name="P3"/>
                </text:list-item>
                <text:list-item>
                  <text:p text:style-name="P3">Boot args mentioned in include/configs/mx6sabresd.h</text:p>
                  <text:p text:style-name="P3"/>
                </text:list-item>
                <text:list-item>
                  <text:p text:style-name="P3">DDR value update in plugin.S inside board file Dir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">About Boot Argument:-</text:p>
      <text:p text:style-name="P1"/>
      <text:p text:style-name="P1"><text:tab/><text:span text:style-name="T3">=&gt; baudrate is 115200</text:span></text:p>
      <text:p text:style-name="P1"><text:span text:style-name="T3"/></text:p>
      <text:p text:style-name="P1"><text:span text:style-name="T3"><text:tab/>=&gt; console is ttymxcX</text:span></text:p>
      <text:p text:style-name="P1"><text:span text:style-name="T3"><text:tab/><text:tab/>Note:- Check in schmatic debug port connected UART port (ie:UART1=ttymxc0) If it's wrong log stoped in starting kernel.</text:span></text:p>
      <text:p text:style-name="P1"><text:span text:style-name="T3"/></text:p>
      <text:p text:style-name="P1"><text:span text:style-name="T3"><text:tab/>=&gt; After uboot complition, it goes to </text:span><text:span text:style-name="T4">bootcmd –</text:span><text:span text:style-name="T7"> there we mention run </text:span><text:span text:style-name="T4">bootcmd_mmc</text:span><text:span text:style-name="T7">. In this name have everything to load uImage and dtb(kervel version above 3.14.x). And run loaded address.</text:span></text:p>
      <text:p text:style-name="P1"><text:span text:style-name="T7"/></text:p>
      <text:p text:style-name="P1"><text:span text:style-name="T7"><text:tab/>=&gt; In this <text:s/></text:span><text:span text:style-name="T4">bootcmd_mmc </text:span><text:span text:style-name="T8">include baudrate,console and rootfs details.</text:span></text:p>
      <text:p text:style-name="P1"><text:span text:style-name="T8"/></text:p>
      <text:p text:style-name="P1"><text:span text:style-name="T8">Note:-</text:span></text:p>
      <text:p text:style-name="P1"><text:span text:style-name="T8"><text:tab/>1) Both uimage, dtb is readed but i will stoped in starting kernel. Two issue is there.</text:span></text:p>
      <text:p text:style-name="P1"><text:span text:style-name="T8"/></text:p>
      <text:p text:style-name="P1"><text:span text:style-name="T8"><text:tab/><text:tab/>=&gt; console is wrong (ttymxc0)</text:span></text:p>
      <text:p text:style-name="P1"><text:span text:style-name="T8"/></text:p>
      <text:p text:style-name="P1"><text:span text:style-name="T8"><text:tab/><text:tab/>=&gt; Otherwise both image reading address may be conflict. Change the address of the <text:s/>image.And cross check with this size, It enough or not.</text:span></text:p>
      <text:p text:style-name="P1"><text:span text:style-name="T8"/></text:p>
      <text:p text:style-name="P1"><text:span text:style-name="T8"><text:tab/>2) HDMI interface if you use, mention resolutions and other details near to rootfs details.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><text:tab/></text:span></text:p>
      <text:p text:style-name="P1"><text:soft-page-break/><text:span text:style-name="T11">Kernel Compilation:-</text:span><text:span text:style-name="T8"> <text:s/></text:span></text:p>
      <text:p text:style-name="P1"><text:span text:style-name="T8"><text:tab/><text:tab/><text:tab/></text:span></text:p>
      <text:p text:style-name="P1"><text:span text:style-name="T8"><text:tab/>=&gt; <text:s/>In the u-boot source code, you make compilation. </text:span></text:p>
      <text:p text:style-name="Standard"><text:tab/><text:tab/><text:span text:style-name="T2">export ARCH=arm</text:span> <text:s/>// arm architecture</text:p>
      <text:p text:style-name="Standard"/>
      <text:p text:style-name="Standard"><text:tab/>=&gt; set freescale cross compiler path</text:p>
      <text:p text:style-name="Standard"><text:tab/><text:tab/><text:span text:style-name="T2">export CROSS_COMPILE =</text:span> //path to toolchain</text:p>
      <text:p text:style-name="Standard"/>
      <text:p text:style-name="Standard"><text:tab/>=&gt; select the board file</text:p>
      <text:p text:style-name="P1"><text:span text:style-name="T5"><text:tab/><text:tab/></text:span><text:span text:style-name="T6">make &lt;board&gt;_defconfig</text:span><text:span text:style-name="T8"><text:tab/>// mention the board name, this config file is there in <text:tab/><text:tab/>arch/arm/configs/mx6sabresd_defconfig <text:s/></text:span></text:p>
      <text:p text:style-name="P1"><text:span text:style-name="T8"><text:tab/></text:span></text:p>
      <text:p text:style-name="P1"><text:span text:style-name="T8"><text:tab/>=&gt; make;make uImage LOADADDR=0x12700000</text:span></text:p>
      <text:p text:style-name="P1"><text:span text:style-name="T8"><text:tab/></text:span></text:p>
      <text:p text:style-name="P1"><text:span text:style-name="T8"><text:tab/>=&gt; make imx6q-sabresd.dtb</text:span></text:p>
      <text:p text:style-name="P1"><text:span text:style-name="T8"/></text:p>
      <text:p text:style-name="P1"><text:span text:style-name="T8">Note:-</text:span></text:p>
      <text:list xml:id="list1265497350" text:style-name="L2">
        <text:list-item>
          <text:list>
            <text:list-item>
              <text:list>
                <text:list-item>
                  <text:p text:style-name="P2"><text:span text:style-name="T8">If u made any changes in </text:span><text:span text:style-name="T6">make menuconfig, </text:span><text:span text:style-name="T8">cp .config to defconfig file.</text:span></text:p>
                  <text:p text:style-name="P2"><text:span text:style-name="T8"/></text:p>
                </text:list-item>
                <text:list-item>
                  <text:p text:style-name="P2"><text:span text:style-name="T8"><text:s/>IOMUX config did in arch/arm/boot/dts/imx6q-sabresd.dt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 </meta:initial-creator>
    <meta:creation-date>2015-12-28T15:25:04</meta:creation-date>
    <dc:date>2015-12-28T16:47:28</dc:date>
    <dc:creator>manoj </dc:creator>
    <meta:editing-duration>PT21M1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9" meta:word-count="290" meta:character-count="1936" meta:non-whitespace-character-count="1628"/>
  </office:meta>
</office:document-meta>
</file>